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C000001FAD9AE9E808357B319.png" manifest:media-type="image/png"/>
  <manifest:file-entry manifest:full-path="Pictures/100000000000035E000001A4EFC38E5AF9BE3D4F.png" manifest:media-type="image/png"/>
  <manifest:file-entry manifest:full-path="Pictures/100000000000058F000000DD4CE7A7FD00276D82.png" manifest:media-type="image/png"/>
  <manifest:file-entry manifest:full-path="Pictures/100000000000021A000000F80C118D5CC0C962AE.png" manifest:media-type="image/png"/>
  <manifest:file-entry manifest:full-path="Pictures/1000000000000189000000C338918961D3C54D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3" text:anchor-type="char" svg:x="2.572cm" svg:y="-0.219cm" svg:width="11.388cm" svg:height="5.249cm" draw:z-index="2"><draw:image xlink:href="Pictures/100000000000021A000000F80C118D5CC0C962AE.png" xlink:type="simple" xlink:show="embed" xlink:actuate="onLoad"/></draw:frame></text:p>
      <text:p text:style-name="Standard"/>
      <text:p text:style-name="Standard"><draw:frame draw:style-name="fr1" draw:name="Imagen2" text:anchor-type="char" svg:x="4.013cm" svg:y="0.055cm" svg:width="8.319cm" svg:height="4.128cm" draw:z-index="1"><draw:image xlink:href="Pictures/1000000000000189000000C338918961D3C54D8C.png" xlink:type="simple" xlink:show="embed" xlink:actuate="onLoad"/></draw:frame></text:p>
      <text:p text:style-name="Standard"/>
      <text:p text:style-name="Standard"><draw:frame draw:style-name="fr1" draw:name="Imagen1" text:anchor-type="char" svg:x="0.118cm" svg:y="0.259cm" svg:width="17cm" svg:height="8.283cm" draw:z-index="0"><draw:image xlink:href="Pictures/100000000000035E000001A4EFC38E5AF9BE3D4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4" text:anchor-type="char" svg:x="2.009cm" svg:y="-0.508cm" svg:width="13.123cm" svg:height="10.71cm" draw:z-index="3"><draw:image xlink:href="Pictures/100000000000026C000001FAD9AE9E808357B319.png" xlink:type="simple" xlink:show="embed" xlink:actuate="onLoad"/></draw:frame><text:soft-page-break/></text:p>
      <text:p text:style-name="Standard"/>
      <text:p text:style-name="Standard"><draw:frame draw:style-name="fr2" draw:name="Imagen5" text:anchor-type="char" svg:x="-1cm" svg:y="0.305cm" svg:width="19.001cm" svg:height="4.076cm" draw:z-index="4"><draw:image xlink:href="Pictures/100000000000058F000000DD4CE7A7FD00276D8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4T20:39:29.779000000</meta:creation-date>
    <dc:date>2022-02-16T10:32:16.907526453</dc:date>
    <meta:editing-duration>PT4M50S</meta:editing-duration>
    <meta:editing-cycles>2</meta:editing-cycles>
    <meta:generator>LibreOffice/6.0.7.3$Linux_X86_64 LibreOffice_project/00m0$Build-3</meta:generator>
    <meta:document-statistic meta:table-count="0" meta:image-count="5" meta:object-count="0" meta:page-count="2" meta:paragraph-count="0" meta:word-count="0" meta:character-count="0" meta:non-whitespace-character-count="0"/>
  </office:meta>
</office:document-meta>
</file>